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Times New Roman" officeooo:rsid="000ed1a9" officeooo:paragraph-rsid="000ed1a9" style:font-name-complex="Times New Roman"/>
    </style:style>
    <style:style style:name="P2" style:family="paragraph" style:parent-style-name="Text_20_body">
      <style:text-properties style:font-name="Times New Roman" style:font-name-complex="Times New Roman"/>
    </style:style>
    <style:style style:name="P3" style:family="paragraph" style:parent-style-name="Text_20_body">
      <style:paragraph-properties fo:text-align="justify" style:justify-single-word="false"/>
      <style:text-properties style:font-name="Times New Roman" officeooo:rsid="0005f0b9" officeooo:paragraph-rsid="0005f0b9" style:font-name-complex="Times New Roman"/>
    </style:style>
    <style:style style:name="P4" style:family="paragraph" style:parent-style-name="Text_20_body" style:list-style-name="L1">
      <style:paragraph-properties fo:text-align="justify" style:justify-single-word="false"/>
      <style:text-properties style:font-name="Times New Roman" officeooo:rsid="0005f0b9" officeooo:paragraph-rsid="0005f0b9" style:font-name-complex="Times New Roman"/>
    </style:style>
    <style:style style:name="P5" style:family="paragraph" style:parent-style-name="Text_20_body" style:list-style-name="L2">
      <style:paragraph-properties fo:text-align="justify" style:justify-single-word="false"/>
      <style:text-properties style:font-name="Times New Roman" style:font-name-complex="Times New Roman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Times New Roman" style:font-name-complex="Times New Roman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weight="bold" officeooo:paragraph-rsid="0005f0b9" style:font-weight-asian="bold" style:font-name-complex="Times New Roman" style:font-weight-complex="bold"/>
    </style:style>
    <style:style style:name="P8" style:family="paragraph" style:parent-style-name="Title">
      <style:text-properties style:font-name="Times New Roman" style:font-name-complex="Times New Roman"/>
    </style:style>
    <style:style style:name="T1" style:family="text">
      <style:text-properties officeooo:rsid="0005f0b9"/>
    </style:style>
    <style:style style:name="T2" style:family="text">
      <style:text-properties officeooo:rsid="00089ccf"/>
    </style:style>
    <style:style style:name="T3" style:family="text">
      <style:text-properties officeooo:rsid="000d5807"/>
    </style:style>
    <style:style style:name="T4" style:family="text">
      <style:text-properties officeooo:rsid="000ed1a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aporan</text:p>
      <text:p text:style-name="P2"/>
      <text:p text:style-name="P3">Nama : Ari Ali Nugroho</text:p>
      <text:p text:style-name="P3">Kelas : 11 IPA 3</text:p>
      <text:p text:style-name="P3"/>
      <text:p text:style-name="P3">Waktu : 2<text:span text:style-name="T4">1</text:span> Mei 2020 (video durasi: 30 Menit)</text:p>
      <text:p text:style-name="P3">Sumber : Internet (youtube.com)</text:p>
      <text:p text:style-name="P3">Penceramah : Ustadz Adi Hidayat</text:p>
      <text:p text:style-name="P7"><text:span text:style-name="T1">Materi: </text:span><text:span text:style-name="T4">Hakikat Idul Fitri</text:span></text:p>
      <text:p text:style-name="P3"/>
      <text:h text:style-name="P1" text:outline-level="2">Rangkuman:</text:h>
      <text:list xml:id="list3605994725" text:style-name="L1">
        <text:list-item>
          <text:p text:style-name="P4">Dalil</text:p>
        </text:list-item>
      </text:list>
      <text:list xml:id="list3775561262" text:style-name="L2">
        <text:list-header>
          <text:p text:style-name="P5">أُولَٰئِكَ عَلَىٰ هُدًى مِنْ رَبِّهِمْ ۖ وَأُولَٰئِكَ هُمُ الْمُفْلِحُونَ</text:p>
        </text:list-header>
        <text:list-item>
          <text:p text:style-name="P5">(Mereka itulah yang tetap mendapat petunjuk dari Tuhan mereka, dan merekalah orang-orang yang beruntung.) [QS. Al-Baqarah: 5]</text:p>
          <text:p text:style-name="P5">وَلِتُكَبِّرُوا اللَّهَ عَلَىٰ مَا هَدَاكُمْ وَلَعَلَّكُمْ تَشْكُرُونَ</text:p>
        </text:list-item>
        <text:list-item>
          <text:p text:style-name="P5">(... dan hendaklah kamu mengagungkan Allah atas petunjuk-Nya yang diberikan kepadamu, supaya kamu bersyukur.) [QS. Al-Baqarah: 185]</text:p>
          <text:p text:style-name="P5">فَأَقِمْ وَجْهَكَ لِلدِّينِ حَنِيفًا ۚ فِطْرَتَ اللَّهِ الَّتِي فَطَرَ النَّاسَ عَلَيْهَا </text:p>
        </text:list-item>
        <text:list-item>
          <text:p text:style-name="P5">(Maka hadapkanlah wajahmu dengan lurus kepada agama Allah; (tetaplah atas) fitrah Allah yang telah menciptakan manusia menurut fitrah itu) <text:span text:style-name="T2">[QS. Ar-Rum: 30]</text:span></text:p>
        </text:list-item>
      </text:list>
      <text:list xml:id="list174025778848861" text:continue-list="list3605994725" text:style-name="L1">
        <text:list-item>
          <text:p text:style-name="P6">Orang yang benar puasanya akan mendapatkan kemenangan/beruntung (ketenagan dan ketentraman).</text:p>
        </text:list-item>
        <text:list-item>
          <text:p text:style-name="P6">Orang yang berhasil puasanya akan mendapatkan hudan/هُدًى (petunjuk Allah).</text:p>
        </text:list-item>
        <text:list-item>
          <text:p text:style-name="P6">Takbir merupakan syiar kemenangan, takbir saat akhir ramadhan merupakan ekspresi dari kemenangan saat berpuasa.</text:p>
        </text:list-item>
        <text:list-item>
          <text:p text:style-name="P6">Puasa mendorong untuk berbuat kebaikan, <text:span text:style-name="T3">dan </text:span>kebaikan merupakan fitrah seseorang.</text:p>
        </text:list-item>
        <text:list-item>
          <text:p text:style-name="P6">Idul fitri, memiliki arti seseorang telah kembali kepada fitrahnya.</text:p>
        </text:list-item>
        <text:list-item>
          <text:p text:style-name="P6">Hakikat Idul fitri sebenarnya hanya bagi orang berpuasa yang bertambah taqwany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17:01:07.904648679</meta:creation-date>
    <dc:date>2020-05-20T17:40:24.913425762</dc:date>
    <meta:editing-duration>PT39M12S</meta:editing-duration>
    <meta:editing-cycles>12</meta:editing-cycles>
    <meta:generator>LibreOffice/6.4.3.2$Linux_X86_64 LibreOffice_project/40$Build-2</meta:generator>
    <meta:document-statistic meta:table-count="0" meta:image-count="0" meta:object-count="0" meta:page-count="1" meta:paragraph-count="21" meta:word-count="194" meta:character-count="1263" meta:non-whitespace-character-count="1102"/>
  </office:meta>
</office:document-meta>
</file>